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5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 office:value-type="string">
            <text:p>wartość</text:p>
          </table:table-cell>
          <table:table-cell table:number-columns-repeated="2" office:value-type="string">
            <text:p>różnic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DEC2BIN([.A2];10 )" office:value-type="string" office:string-value="0000001010">
            <text:p>000000101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DEC2BIN([.A3];10 )" office:value-type="string" office:string-value="0000001100">
            <text:p>0000001100</text:p>
          </table:table-cell>
          <table:table-cell table:formula="of:=[.A3]-[.A2]" office:value-type="float" office:value="2">
            <text:p>2</text:p>
          </table:table-cell>
          <table:table-cell table:formula="of:=DEC2BIN([.C3];10 )" office:value-type="string" office:string-value="0000000010">
            <text:p>00000000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DEC2BIN([.A4];10 )" office:value-type="string" office:string-value="0000001101">
            <text:p>0000001101</text:p>
          </table:table-cell>
          <table:table-cell table:formula="of:=[.A4]-[.A3]" office:value-type="float" office:value="1">
            <text:p>1</text:p>
          </table:table-cell>
          <table:table-cell table:formula="of:=DEC2BIN([.C4];10 )" office:value-type="string" office:string-value="0000000001">
            <text:p>000000000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DEC2BIN([.A5];10 )" office:value-type="string" office:string-value="0000010000">
            <text:p>0000010000</text:p>
          </table:table-cell>
          <table:table-cell table:formula="of:=[.A5]-[.A4]" office:value-type="float" office:value="3">
            <text:p>3</text:p>
          </table:table-cell>
          <table:table-cell table:formula="of:=DEC2BIN([.C5];10 )" office:value-type="string" office:string-value="0000000011">
            <text:p>000000001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DEC2BIN([.A6];10 )" office:value-type="string" office:string-value="0000000100">
            <text:p>0000000100</text:p>
          </table:table-cell>
          <table:table-cell table:formula="of:=[.A6]-[.A5]" office:value-type="float" office:value="-12">
            <text:p>-12</text:p>
          </table:table-cell>
          <table:table-cell table:formula="of:=DEC2BIN([.C6];10 )" office:value-type="string" office:string-value="1111110100">
            <text:p>11111101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DEC2BIN([.A7];10 )" office:value-type="string" office:string-value="0000010010">
            <text:p>0000010010</text:p>
          </table:table-cell>
          <table:table-cell table:formula="of:=[.A7]-[.A6]" office:value-type="float" office:value="14">
            <text:p>14</text:p>
          </table:table-cell>
          <table:table-cell table:formula="of:=DEC2BIN([.C7];10 )" office:value-type="string" office:string-value="0000001110">
            <text:p>00000011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DEC2BIN([.A8];10 )" office:value-type="string" office:string-value="0000010001">
            <text:p>0000010001</text:p>
          </table:table-cell>
          <table:table-cell table:formula="of:=[.A8]-[.A7]" office:value-type="float" office:value="-1">
            <text:p>-1</text:p>
          </table:table-cell>
          <table:table-cell table:formula="of:=DEC2BIN([.C8];10 )" office:value-type="string" office:string-value="1111111111">
            <text:p>1111111111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table:formula="of:=DEC2BIN([.A9];10 )" office:value-type="string" office:string-value="0110000101">
            <text:p>0110000101</text:p>
          </table:table-cell>
          <table:table-cell table:formula="of:=[.A9]-[.A8]" office:value-type="float" office:value="372">
            <text:p>372</text:p>
          </table:table-cell>
          <table:table-cell table:formula="of:=DEC2BIN([.C9];10 )" office:value-type="string" office:string-value="0101110100">
            <text:p>01011101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DEC2BIN([.A10];10 )" office:value-type="string" office:string-value="0000010011">
            <text:p>0000010011</text:p>
          </table:table-cell>
          <table:table-cell table:formula="of:=[.A10]-[.A9]" office:value-type="float" office:value="-370">
            <text:p>-370</text:p>
          </table:table-cell>
          <table:table-cell table:formula="of:=DEC2BIN([.C10];10 )" office:value-type="string" office:string-value="1010001110">
            <text:p>10100011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DEC2BIN([.A11];10 )" office:value-type="string" office:string-value="0000001011">
            <text:p>0000001011</text:p>
          </table:table-cell>
          <table:table-cell table:formula="of:=[.A11]-[.A10]" office:value-type="float" office:value="-8">
            <text:p>-8</text:p>
          </table:table-cell>
          <table:table-cell table:formula="of:=DEC2BIN([.C11];10 )" office:value-type="string" office:string-value="1111111000">
            <text:p>1111111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DEC2BIN([.A12];10 )" office:value-type="string" office:string-value="0000000101">
            <text:p>0000000101</text:p>
          </table:table-cell>
          <table:table-cell table:formula="of:=[.A12]-[.A11]" office:value-type="float" office:value="-6">
            <text:p>-6</text:p>
          </table:table-cell>
          <table:table-cell table:formula="of:=DEC2BIN([.C12];10 )" office:value-type="string" office:string-value="1111111010">
            <text:p>11111110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DEC2BIN([.A13];10 )" office:value-type="string" office:string-value="0000001101">
            <text:p>0000001101</text:p>
          </table:table-cell>
          <table:table-cell table:formula="of:=[.A13]-[.A12]" office:value-type="float" office:value="8">
            <text:p>8</text:p>
          </table:table-cell>
          <table:table-cell table:formula="of:=DEC2BIN([.C13];10 )" office:value-type="string" office:string-value="0000001000">
            <text:p>0000001000</text:p>
          </table:table-cell>
        </table:table-row>
        <table:table-row table:style-name="ro1">
          <table:table-cell office:value-type="float" office:value="-317">
            <text:p>-317</text:p>
          </table:table-cell>
          <table:table-cell table:formula="of:=DEC2BIN([.A14];10 )" office:value-type="string" office:string-value="1011000011">
            <text:p>1011000011</text:p>
          </table:table-cell>
          <table:table-cell table:formula="of:=[.A14]-[.A13]" office:value-type="float" office:value="-330">
            <text:p>-330</text:p>
          </table:table-cell>
          <table:table-cell table:formula="of:=DEC2BIN([.C14];10 )" office:value-type="string" office:string-value="1010110110">
            <text:p>101011011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DEC2BIN([.A15];10 )" office:value-type="string" office:string-value="0000001100">
            <text:p>0000001100</text:p>
          </table:table-cell>
          <table:table-cell table:formula="of:=[.A15]-[.A14]" office:value-type="float" office:value="329">
            <text:p>329</text:p>
          </table:table-cell>
          <table:table-cell table:formula="of:=DEC2BIN([.C15];10 )" office:value-type="string" office:string-value="0101001001">
            <text:p>010100100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DEC2BIN([.A16];10 )" office:value-type="string" office:string-value="0000010011">
            <text:p>0000010011</text:p>
          </table:table-cell>
          <table:table-cell table:formula="of:=[.A16]-[.A15]" office:value-type="float" office:value="7">
            <text:p>7</text:p>
          </table:table-cell>
          <table:table-cell table:formula="of:=DEC2BIN([.C16];10 )" office:value-type="string" office:string-value="0000000111">
            <text:p>000000011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DEC2BIN([.A17];10 )" office:value-type="string" office:string-value="0000000110">
            <text:p>0000000110</text:p>
          </table:table-cell>
          <table:table-cell table:formula="of:=[.A17]-[.A16]" office:value-type="float" office:value="-13">
            <text:p>-13</text:p>
          </table:table-cell>
          <table:table-cell table:formula="of:=DEC2BIN([.C17];10 )" office:value-type="string" office:string-value="1111110011">
            <text:p>111111001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DEC2BIN([.A18];10 )" office:value-type="string" office:string-value="0000000010">
            <text:p>0000000010</text:p>
          </table:table-cell>
          <table:table-cell table:formula="of:=[.A18]-[.A17]" office:value-type="float" office:value="-4">
            <text:p>-4</text:p>
          </table:table-cell>
          <table:table-cell table:formula="of:=DEC2BIN([.C18];10 )" office:value-type="string" office:string-value="1111111100">
            <text:p>11111111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DEC2BIN([.A19];10 )" office:value-type="string" office:string-value="0000010000">
            <text:p>0000010000</text:p>
          </table:table-cell>
          <table:table-cell table:formula="of:=[.A19]-[.A18]" office:value-type="float" office:value="14">
            <text:p>14</text:p>
          </table:table-cell>
          <table:table-cell table:formula="of:=DEC2BIN([.C19];10 )" office:value-type="string" office:string-value="0000001110">
            <text:p>0000001110</text:p>
          </table:table-cell>
        </table:table-row>
        <table:table-row table:style-name="ro1">
          <table:table-cell/>
          <table:table-cell table:formula="of:=DEC2BIN([.A20];10 )" office:value-type="string" office:string-value="0000000000">
            <text:p>0000000000</text:p>
          </table:table-cell>
          <table:table-cell table:formula="of:=[.A20]-[.A19]" office:value-type="float" office:value="-16">
            <text:p>-16</text:p>
          </table:table-cell>
          <table:table-cell table:formula="of:=DEC2BIN([.C20];10 )" office:value-type="string" office:string-value="1111110000">
            <text:p>1111110000</text:p>
          </table:table-cell>
        </table:table-row>
        <table:table-row table:style-name="ro1">
          <table:table-cell/>
          <table:table-cell table:formula="of:=DEC2BIN([.A21];10 )" office:value-type="string" office:string-value="0000000000">
            <text:p>0000000000</text:p>
          </table:table-cell>
          <table:table-cell table:formula="of:=[.A21]-[.A20]" office:value-type="float" office:value="0">
            <text:p>0</text:p>
          </table:table-cell>
          <table:table-cell table:formula="of:=DEC2BIN([.C21];10 )" office:value-type="string" office:string-value="0000000000">
            <text:p>0000000000</text:p>
          </table:table-cell>
        </table:table-row>
        <table:table-row table:style-name="ro1">
          <table:table-cell/>
          <table:table-cell table:formula="of:=DEC2BIN([.A22];10 )" office:value-type="string" office:string-value="0000000000">
            <text:p>0000000000</text:p>
          </table:table-cell>
          <table:table-cell table:formula="of:=[.A22]-[.A21]" office:value-type="float" office:value="0">
            <text:p>0</text:p>
          </table:table-cell>
          <table:table-cell table:formula="of:=DEC2BIN([.C22];10 )" office:value-type="string" office:string-value="0000000000">
            <text:p>0000000000</text:p>
          </table:table-cell>
        </table:table-row>
        <table:table-row table:style-name="ro1">
          <table:table-cell/>
          <table:table-cell table:formula="of:=DEC2BIN([.A23];10 )" office:value-type="string" office:string-value="0000000000">
            <text:p>0000000000</text:p>
          </table:table-cell>
          <table:table-cell table:formula="of:=[.A23]-[.A22]" office:value-type="float" office:value="0">
            <text:p>0</text:p>
          </table:table-cell>
          <table:table-cell table:formula="of:=DEC2BIN([.C23];10 )" office:value-type="string" office:string-value="0000000000">
            <text:p>0000000000</text:p>
          </table:table-cell>
        </table:table-row>
        <table:table-row table:style-name="ro1">
          <table:table-cell/>
          <table:table-cell table:formula="of:=DEC2BIN([.A24];10 )" office:value-type="string" office:string-value="0000000000">
            <text:p>0000000000</text:p>
          </table:table-cell>
          <table:table-cell table:formula="of:=[.A24]-[.A23]" office:value-type="float" office:value="0">
            <text:p>0</text:p>
          </table:table-cell>
          <table:table-cell table:formula="of:=DEC2BIN([.C24];10 )" office:value-type="string" office:string-value="0000000000">
            <text:p>0000000000</text:p>
          </table:table-cell>
        </table:table-row>
        <table:table-row table:style-name="ro1">
          <table:table-cell/>
          <table:table-cell table:formula="of:=DEC2BIN([.A25];10 )" office:value-type="string" office:string-value="0000000000">
            <text:p>0000000000</text:p>
          </table:table-cell>
          <table:table-cell table:formula="of:=[.A25]-[.A24]" office:value-type="float" office:value="0">
            <text:p>0</text:p>
          </table:table-cell>
          <table:table-cell table:formula="of:=DEC2BIN([.C25];10 )" office:value-type="string" office:string-value="0000000000">
            <text:p>0000000000</text:p>
          </table:table-cell>
        </table:table-row>
        <table:table-row table:style-name="ro1">
          <table:table-cell/>
          <table:table-cell table:formula="of:=DEC2BIN([.A26];10 )" office:value-type="string" office:string-value="0000000000">
            <text:p>0000000000</text:p>
          </table:table-cell>
          <table:table-cell table:formula="of:=[.A26]-[.A25]" office:value-type="float" office:value="0">
            <text:p>0</text:p>
          </table:table-cell>
          <table:table-cell table:formula="of:=DEC2BIN([.C26];10 )" office:value-type="string" office:string-value="0000000000">
            <text:p>0000000000</text:p>
          </table:table-cell>
        </table:table-row>
        <table:table-row table:style-name="ro1">
          <table:table-cell/>
          <table:table-cell table:formula="of:=DEC2BIN([.A27];10 )" office:value-type="string" office:string-value="0000000000">
            <text:p>0000000000</text:p>
          </table:table-cell>
          <table:table-cell table:formula="of:=[.A27]-[.A26]" office:value-type="float" office:value="0">
            <text:p>0</text:p>
          </table:table-cell>
          <table:table-cell table:formula="of:=DEC2BIN([.C27];10 )" office:value-type="string" office:string-value="0000000000">
            <text:p>0000000000</text:p>
          </table:table-cell>
        </table:table-row>
        <table:table-row table:style-name="ro1">
          <table:table-cell/>
          <table:table-cell table:formula="of:=DEC2BIN([.A28];10 )" office:value-type="string" office:string-value="0000000000">
            <text:p>0000000000</text:p>
          </table:table-cell>
          <table:table-cell table:formula="of:=[.A28]-[.A27]" office:value-type="float" office:value="0">
            <text:p>0</text:p>
          </table:table-cell>
          <table:table-cell table:formula="of:=DEC2BIN([.C28];10 )" office:value-type="string" office:string-value="0000000000">
            <text:p>0000000000</text:p>
          </table:table-cell>
        </table:table-row>
        <table:table-row table:style-name="ro1">
          <table:table-cell/>
          <table:table-cell table:formula="of:=DEC2BIN([.A29];10 )" office:value-type="string" office:string-value="0000000000">
            <text:p>0000000000</text:p>
          </table:table-cell>
          <table:table-cell table:formula="of:=[.A29]-[.A28]" office:value-type="float" office:value="0">
            <text:p>0</text:p>
          </table:table-cell>
          <table:table-cell table:formula="of:=DEC2BIN([.C29];10 )" office:value-type="string" office:string-value="0000000000">
            <text:p>0000000000</text:p>
          </table:table-cell>
        </table:table-row>
        <table:table-row table:style-name="ro1">
          <table:table-cell/>
          <table:table-cell table:formula="of:=DEC2BIN([.A30];10 )" office:value-type="string" office:string-value="0000000000">
            <text:p>0000000000</text:p>
          </table:table-cell>
          <table:table-cell table:formula="of:=[.A30]-[.A29]" office:value-type="float" office:value="0">
            <text:p>0</text:p>
          </table:table-cell>
          <table:table-cell table:formula="of:=DEC2BIN([.C30];10 )" office:value-type="string" office:string-value="0000000000">
            <text:p>0000000000</text:p>
          </table:table-cell>
        </table:table-row>
        <table:table-row table:style-name="ro1">
          <table:table-cell/>
          <table:table-cell table:formula="of:=DEC2BIN([.A31];10 )" office:value-type="string" office:string-value="0000000000">
            <text:p>0000000000</text:p>
          </table:table-cell>
          <table:table-cell table:formula="of:=[.A31]-[.A30]" office:value-type="float" office:value="0">
            <text:p>0</text:p>
          </table:table-cell>
          <table:table-cell table:formula="of:=DEC2BIN([.C31];10 )" office:value-type="string" office:string-value="0000000000">
            <text:p>0000000000</text:p>
          </table:table-cell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.00.0000</text:date>, <text:time style:data-style-name="N2" text:time-value="0000-00-00T20:36:3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dek Osten</meta:initial-creator>
    <meta:creation-date>2015-04-17T11:31:04</meta:creation-date>
    <dc:date>2015-04-20T20:38:05</dc:date>
    <dc:creator>Radek Osten</dc:creator>
    <meta:editing-duration>P1DT8H32M48S</meta:editing-duration>
    <meta:editing-cycles>3</meta:editing-cycles>
    <meta:generator>LibreOffice/4.0.2.2$Linux_X86_64 LibreOffice_project/400m0$Build-2</meta:generator>
    <meta:document-statistic meta:table-count="1" meta:cell-count="122" meta:object-count="0"/>
  </office:meta>
</office:document-meta>
</file>